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8cm" fo:min-width="1.521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358cm" loext:decorative="false"/>
      <style:paragraph-properties style:writing-mode="lr-tb"/>
    </style:style>
    <style:style style:name="gr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857cm" svg:height="1.27cm" svg:x="8.255cm" svg:y="1.905cm">
          <text:p text:style-name="P1"><text:span text:style-name="T1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858cm" svg:height="1.27cm" svg:x="11.747cm" svg:y="1.905cm">
          <text:p text:style-name="P1"><text:span text:style-name="T1">Connect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11.112cm" svg:y1="2.54cm" svg:x2="11.747cm" svg:y2="2.54cm" draw:start-shape="id1" draw:start-glue-point="10" draw:end-shape="id2" draw:end-glue-point="3" svg:d="M11112 2540h501-367 501" svg:viewBox="0 0 636 1">
          <text:p/>
        </draw:connector>
        <draw:custom-shape draw:style-name="gr1" draw:text-style-name="P1" xml:id="id3" draw:id="id3" draw:layer="layout" svg:width="2.857cm" svg:height="1.27cm" svg:x="15.24cm" svg:y="1.905cm">
          <text:p text:style-name="P1"><text:span text:style-name="T1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s" svg:x1="14.605cm" svg:y1="2.54cm" svg:x2="15.24cm" svg:y2="2.54cm" draw:start-shape="id2" draw:start-glue-point="1" draw:end-shape="id3" draw:end-glue-point="6" svg:d="M14605 2540h501-368 502" svg:viewBox="0 0 636 1">
          <text:p/>
        </draw:connector>
        <draw:custom-shape draw:style-name="gr1" draw:text-style-name="P1" xml:id="id5" draw:id="id5" draw:layer="layout" svg:width="2.857cm" svg:height="1.27cm" svg:x="8.255cm" svg:y="3.81cm">
          <text:p text:style-name="P1"><text:span text:style-name="T1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.858cm" svg:height="1.27cm" svg:x="11.747cm" svg:y="3.81cm">
          <text:p text:style-name="P1"><text:span text:style-name="T1">Authenticate Request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draw:line-skew="0.768cm" svg:x1="16.668cm" svg:y1="3.175cm" svg:x2="14.605cm" svg:y2="4.445cm" draw:start-shape="id3" draw:start-glue-point="8" draw:end-shape="id4" draw:end-glue-point="1" svg:d="M16668 3175v1270h-1562-501" svg:viewBox="0 0 2064 1271">
          <text:p/>
        </draw:connector>
        <draw:connector draw:style-name="gr6" draw:text-style-name="P2" draw:layer="layout" draw:type="lines" svg:x1="11.747cm" svg:y1="4.445cm" svg:x2="11.112cm" svg:y2="4.445cm" draw:start-shape="id4" draw:start-glue-point="3" draw:end-shape="id5" draw:end-glue-point="10" svg:d="M11747 4445h-501 367-501" svg:viewBox="0 0 636 1">
          <text:p/>
        </draw:connector>
        <draw:custom-shape draw:style-name="gr1" draw:text-style-name="P1" xml:id="id7" draw:id="id7" draw:layer="layout" svg:width="2.857cm" svg:height="1.27cm" svg:x="15.24cm" svg:y="5.715cm">
          <text:p text:style-name="P1"><text:span text:style-name="T1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858cm" svg:height="1.27cm" svg:x="11.747cm" svg:y="5.715cm">
          <text:p text:style-name="P1"><text:span text:style-name="T1">Authenticate Send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s" draw:line-skew="0.768cm" svg:x1="9.683cm" svg:y1="5.08cm" svg:x2="11.747cm" svg:y2="6.35cm" draw:start-shape="id5" draw:start-glue-point="8" draw:end-shape="id6" draw:end-glue-point="3" svg:d="M9683 5080v1270h1563 501" svg:viewBox="0 0 2065 1271">
          <text:p/>
        </draw:connector>
        <draw:connector draw:style-name="gr8" draw:text-style-name="P2" draw:layer="layout" draw:type="lines" svg:x1="14.605cm" svg:y1="6.35cm" svg:x2="15.24cm" svg:y2="6.35cm" draw:start-shape="id6" draw:start-glue-point="1" draw:end-shape="id7" draw:end-glue-point="6" svg:d="M14605 6350h501-368 502" svg:viewBox="0 0 636 1">
          <text:p/>
        </draw:connector>
        <draw:custom-shape draw:style-name="gr2" draw:text-style-name="P1" xml:id="id8" draw:id="id8" draw:layer="layout" svg:width="2.858cm" svg:height="1.27cm" svg:x="11.747cm" svg:y="7.62cm">
          <text:p text:style-name="P1"><text:span text:style-name="T1">Authenticate Fai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2.857cm" svg:height="1.27cm" svg:x="8.255cm" svg:y="9.525cm">
          <text:p text:style-name="P1"><text:span text:style-name="T1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lines" draw:line-skew="0.768cm" svg:x1="16.668cm" svg:y1="6.985cm" svg:x2="14.605cm" svg:y2="8.255cm" draw:start-shape="id7" draw:start-glue-point="8" draw:end-shape="id8" draw:end-glue-point="1" svg:d="M16668 6985v1270h-1562-501" svg:viewBox="0 0 2064 1271">
          <text:p/>
        </draw:connector>
        <draw:connector draw:style-name="gr10" draw:text-style-name="P2" draw:layer="layout" draw:type="lines" draw:line-skew="-3.626cm -0.133cm" svg:x1="11.747cm" svg:y1="8.255cm" svg:x2="8.255cm" svg:y2="4.445cm" draw:start-shape="id8" draw:start-glue-point="3" draw:end-shape="id5" draw:end-glue-point="6" svg:d="M11747 8255h-4127v-3810h635" svg:viewBox="0 0 4128 3811">
          <text:p/>
        </draw:connector>
        <draw:custom-shape draw:style-name="gr2" draw:text-style-name="P1" xml:id="id9" draw:id="id9" draw:layer="layout" svg:width="2.858cm" svg:height="1.27cm" svg:x="11.747cm" svg:y="9.525cm">
          <text:p text:style-name="P1"><text:span text:style-name="T1">Authenticate Success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s" draw:line-skew="2.673cm" svg:x1="17.679cm" svg:y1="6.799cm" svg:x2="14.605cm" svg:y2="10.16cm" draw:start-shape="id7" draw:start-glue-point="9" draw:end-shape="id9" draw:end-glue-point="1" svg:d="M17679 6799v3361h-2573-501" svg:viewBox="0 0 3075 3362">
          <text:p/>
        </draw:connector>
        <draw:connector draw:style-name="gr12" draw:text-style-name="P2" draw:layer="layout" draw:type="lines" svg:x1="11.747cm" svg:y1="10.16cm" svg:x2="11.112cm" svg:y2="10.16cm" draw:start-shape="id9" draw:start-glue-point="3" draw:end-shape="id10" draw:end-glue-point="10" svg:d="M11747 10160h-501 367-501" svg:viewBox="0 0 636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7:02:06.980584343</meta:creation-date>
    <dc:date>2024-06-11T17:32:17.386333986</dc:date>
    <meta:editing-duration>PT8M51S</meta:editing-duration>
    <meta:editing-cycles>3</meta:editing-cycles>
    <meta:generator>LibreOffice/24.2.4.2$Linux_X86_64 LibreOffice_project/51a6219feb6075d9a4c46691dcfe0cd9c4fff3c2</meta:generator>
    <meta:document-statistic meta:object-count="20"/>
  </office:meta>
</office:document-meta>
</file>